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U.O.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Av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Av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Av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Av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Av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Av6</text:p>
          </table:table-cell>
          <table:table-cell table:style-name="ce1" office:value-type="string" calcext:value-type="string">
            <text:p>Equpos</text:p>
          </table:table-cell>
          <table:table-cell table:style-name="ce1" office:value-type="string" calcext:value-type="string">
            <text:p>Averias</text:p>
          </table:table-cell>
          <table:table-cell table:style-name="ce1" office:value-type="string" calcext:value-type="string">
            <text:p>Obsolescencia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298" calcext:value-type="float">
            <text:p>4298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17.357" calcext:value-type="float">
            <text:p>17,357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.167" calcext:value-type="float">
            <text:p>9,167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8.417" calcext:value-type="float">
            <text:p>8,417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755" calcext:value-type="float">
            <text:p>47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213" calcext:value-type="float">
            <text:p>821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0.873" calcext:value-type="float">
            <text:p>10,873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16.17" calcext:value-type="float">
            <text:p>16,17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.408" calcext:value-type="float">
            <text:p>17,408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27.327" calcext:value-type="float">
            <text:p>27,327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489" calcext:value-type="float">
            <text:p>3489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.934" calcext:value-type="float">
            <text:p>12,934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366" calcext:value-type="float">
            <text:p>336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336" calcext:value-type="float">
            <text:p>5336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10.621" calcext:value-type="float">
            <text:p>10,621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8.035" calcext:value-type="float">
            <text:p>18,035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4.4" calcext:value-type="float">
            <text:p>24,4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5.543" calcext:value-type="float">
            <text:p>15,543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8.725" calcext:value-type="float">
            <text:p>8,725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507" calcext:value-type="float">
            <text:p>2507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10.989" calcext:value-type="float">
            <text:p>10,989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.603" calcext:value-type="float">
            <text:p>7,603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603" calcext:value-type="float">
            <text:p>1,603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.237" calcext:value-type="float">
            <text:p>7,237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.703" calcext:value-type="float">
            <text:p>8,703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355" calcext:value-type="float">
            <text:p>3,355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.972" calcext:value-type="float">
            <text:p>10,972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602" calcext:value-type="float">
            <text:p>6602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18.032" calcext:value-type="float">
            <text:p>18,032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.765" calcext:value-type="float">
            <text:p>11,765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387" calcext:value-type="float">
            <text:p>438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7.163" calcext:value-type="float">
            <text:p>7,163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.723" calcext:value-type="float">
            <text:p>2,723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51" calcext:value-type="float">
            <text:p>5051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33.233" calcext:value-type="float">
            <text:p>33,233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.455" calcext:value-type="float">
            <text:p>27,455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864" calcext:value-type="float">
            <text:p>5864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30.568" calcext:value-type="float">
            <text:p>30,568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55" calcext:value-type="float">
            <text:p>47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747" calcext:value-type="float">
            <text:p>8747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33.487" calcext:value-type="float">
            <text:p>33,487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2.358" calcext:value-type="float">
            <text:p>32,358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961" calcext:value-type="float">
            <text:p>2961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7.283" calcext:value-type="float">
            <text:p>37,283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631" calcext:value-type="float">
            <text:p>2631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32.803" calcext:value-type="float">
            <text:p>32,803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892" calcext:value-type="float">
            <text:p>3892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33.289" calcext:value-type="float">
            <text:p>33,289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66" calcext:value-type="float">
            <text:p>336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0.89" calcext:value-type="float">
            <text:p>30,89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30.331" calcext:value-type="float">
            <text:p>30,331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.023" calcext:value-type="float">
            <text:p>36,023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0.157" calcext:value-type="float">
            <text:p>30,157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4.837" calcext:value-type="float">
            <text:p>24,837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29.375" calcext:value-type="float">
            <text:p>29,375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.245" calcext:value-type="float">
            <text:p>26,245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.6" calcext:value-type="float">
            <text:p>16,6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3.843" calcext:value-type="float">
            <text:p>23,843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9.955" calcext:value-type="float">
            <text:p>29,955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.355" calcext:value-type="float">
            <text:p>22,355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0.511" calcext:value-type="float">
            <text:p>30,511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665" calcext:value-type="float">
            <text:p>7665</text:p>
          </table:table-cell>
          <table:table-cell table:style-name="ce2" office:value-type="float" office:value="3401" calcext:value-type="float">
            <text:p>3401</text:p>
          </table:table-cell>
          <table:table-cell table:style-name="ce2" office:value-type="float" office:value="33.256" calcext:value-type="float">
            <text:p>33,256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2.895" calcext:value-type="float">
            <text:p>32,895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8.997" calcext:value-type="float">
            <text:p>28,997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2.052" calcext:value-type="float">
            <text:p>22,052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.5" calcext:value-type="float">
            <text:p>47,5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746" calcext:value-type="float">
            <text:p>5746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46.692" calcext:value-type="float">
            <text:p>46,692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.833" calcext:value-type="float">
            <text:p>44,833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575" calcext:value-type="float">
            <text:p>657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45.655" calcext:value-type="float">
            <text:p>45,655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55" calcext:value-type="float">
            <text:p>47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67" calcext:value-type="float">
            <text:p>9567</text:p>
          </table:table-cell>
          <table:table-cell table:style-name="ce2" office:value-type="float" office:value="1446" calcext:value-type="float">
            <text:p>1446</text:p>
          </table:table-cell>
          <table:table-cell table:style-name="ce2" office:value-type="float" office:value="48.112" calcext:value-type="float">
            <text:p>48,112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35.659" calcext:value-type="float">
            <text:p>35,659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15" calcext:value-type="float">
            <text:p>3215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50.107" calcext:value-type="float">
            <text:p>50,107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1612" calcext:value-type="float">
            <text:p>1612</text:p>
          </table:table-cell>
          <table:table-cell table:style-name="ce2" office:value-type="float" office:value="48.459" calcext:value-type="float">
            <text:p>48,459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92" calcext:value-type="float">
            <text:p>4292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47.415" calcext:value-type="float">
            <text:p>47,415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66" calcext:value-type="float">
            <text:p>336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529" calcext:value-type="float">
            <text:p>6529</text:p>
          </table:table-cell>
          <table:table-cell table:style-name="ce2" office:value-type="float" office:value="1459" calcext:value-type="float">
            <text:p>1459</text:p>
          </table:table-cell>
          <table:table-cell table:style-name="ce2" office:value-type="float" office:value="47.14" calcext:value-type="float">
            <text:p>47,14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48.416" calcext:value-type="float">
            <text:p>48,416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0.439" calcext:value-type="float">
            <text:p>50,439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09" calcext:value-type="float">
            <text:p>2809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44.632" calcext:value-type="float">
            <text:p>44,632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5.061" calcext:value-type="float">
            <text:p>45,061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float" office:value="1226" calcext:value-type="float">
            <text:p>1226</text:p>
          </table:table-cell>
          <table:table-cell table:style-name="ce2" office:value-type="float" office:value="43.599" calcext:value-type="float">
            <text:p>43,599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3.622" calcext:value-type="float">
            <text:p>33,622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.396" calcext:value-type="float">
            <text:p>34,396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1.75" calcext:value-type="float">
            <text:p>41,75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7.432" calcext:value-type="float">
            <text:p>47,432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.243" calcext:value-type="float">
            <text:p>36,243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68" calcext:value-type="float">
            <text:p>1568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47.822" calcext:value-type="float">
            <text:p>47,822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342" calcext:value-type="float">
            <text:p>10342</text:p>
          </table:table-cell>
          <table:table-cell table:style-name="ce2" office:value-type="float" office:value="6906" calcext:value-type="float">
            <text:p>6906</text:p>
          </table:table-cell>
          <table:table-cell table:style-name="ce2" office:value-type="float" office:value="40.033" calcext:value-type="float">
            <text:p>40,033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1.042" calcext:value-type="float">
            <text:p>51,042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45.157" calcext:value-type="float">
            <text:p>45,157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74" calcext:value-type="float">
            <text:p>267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2.651" calcext:value-type="float">
            <text:p>22,651</text:p>
          </table:table-cell>
        </table:table-row>
        <table:table-row table:style-name="ro3">
          <table:table-cell/>
          <table:table-cell table:style-name="ce2" office:value-type="string" calcext:value-type="string">
            <text:p>AAIICC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.444" calcext:value-type="float">
            <text:p>44,444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.583" calcext:value-type="float">
            <text:p>64,583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103" calcext:value-type="float">
            <text:p>6103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61.826" calcext:value-type="float">
            <text:p>61,826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.975" calcext:value-type="float">
            <text:p>58,975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2561" calcext:value-type="float">
            <text:p>2561</text:p>
          </table:table-cell>
          <table:table-cell table:style-name="ce2" office:value-type="float" office:value="56.835" calcext:value-type="float">
            <text:p>56,835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55" calcext:value-type="float">
            <text:p>475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228" calcext:value-type="float">
            <text:p>10228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62.564" calcext:value-type="float">
            <text:p>62,564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1.438" calcext:value-type="float">
            <text:p>51,438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97" calcext:value-type="float">
            <text:p>13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66.176" calcext:value-type="float">
            <text:p>66,176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393" calcext:value-type="float">
            <text:p>139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95" calcext:value-type="float">
            <text:p>3495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55.652" calcext:value-type="float">
            <text:p>55,652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95" calcext:value-type="float">
            <text:p>4695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58.834" calcext:value-type="float">
            <text:p>58,834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66" calcext:value-type="float">
            <text:p>336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867" calcext:value-type="float">
            <text:p>6867</text:p>
          </table:table-cell>
          <table:table-cell table:style-name="ce2" office:value-type="float" office:value="2126" calcext:value-type="float">
            <text:p>2126</text:p>
          </table:table-cell>
          <table:table-cell table:style-name="ce2" office:value-type="float" office:value="60.228" calcext:value-type="float">
            <text:p>60,228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65.812" calcext:value-type="float">
            <text:p>65,812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0.398" calcext:value-type="float">
            <text:p>60,398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002" calcext:value-type="float">
            <text:p>3002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61.161" calcext:value-type="float">
            <text:p>61,161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58.918" calcext:value-type="float">
            <text:p>58,918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29" calcext:value-type="float">
            <text:p>3529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59.725" calcext:value-type="float">
            <text:p>59,725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.509" calcext:value-type="float">
            <text:p>50,509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.13" calcext:value-type="float">
            <text:p>40,13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9.789" calcext:value-type="float">
            <text:p>49,789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2.724" calcext:value-type="float">
            <text:p>62,724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2.156" calcext:value-type="float">
            <text:p>52,156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60.324" calcext:value-type="float">
            <text:p>60,324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3915" calcext:value-type="float">
            <text:p>3915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7697" calcext:value-type="float">
            <text:p>7697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7185" calcext:value-type="float">
            <text:p>17185</text:p>
          </table:table-cell>
          <table:table-cell table:style-name="ce2" office:value-type="float" office:value="10821" calcext:value-type="float">
            <text:p>10821</text:p>
          </table:table-cell>
          <table:table-cell table:style-name="ce2" office:value-type="float" office:value="68.792" calcext:value-type="float">
            <text:p>68,792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8.726" calcext:value-type="float">
            <text:p>58,726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45" calcext:value-type="float">
            <text:p>12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20" calcext:value-type="float">
            <text:p>6020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53.216" calcext:value-type="float">
            <text:p>53,216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3.697" calcext:value-type="float">
            <text:p>23,697</text:p>
          </table:table-cell>
        </table:table-row>
        <table:table-row table:style-name="ro3">
          <table:table-cell/>
          <table:table-cell table:style-name="ce2" office:value-type="string" calcext:value-type="string">
            <text:p>AAIICC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.521" calcext:value-type="float">
            <text:p>19,521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6.111" calcext:value-type="float">
            <text:p>56,111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9.796" calcext:value-type="float">
            <text:p>89,796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260" calcext:value-type="float">
            <text:p>226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6104" calcext:value-type="float">
            <text:p>6104</text:p>
          </table:table-cell>
          <table:table-cell table:style-name="ce2" office:value-type="float" office:value="2590" calcext:value-type="float">
            <text:p>2590</text:p>
          </table:table-cell>
          <table:table-cell table:style-name="ce2" office:value-type="float" office:value="76.967" calcext:value-type="float">
            <text:p>76,967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9.768" calcext:value-type="float">
            <text:p>79,768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7680" calcext:value-type="float">
            <text:p>7680</text:p>
          </table:table-cell>
          <table:table-cell table:style-name="ce2" office:value-type="float" office:value="2827" calcext:value-type="float">
            <text:p>2827</text:p>
          </table:table-cell>
          <table:table-cell table:style-name="ce2" office:value-type="float" office:value="73.866" calcext:value-type="float">
            <text:p>73,866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53" calcext:value-type="float">
            <text:p>4753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912" calcext:value-type="float">
            <text:p>391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236" calcext:value-type="float">
            <text:p>10236</text:p>
          </table:table-cell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80.69" calcext:value-type="float">
            <text:p>80,69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52" calcext:value-type="float">
            <text:p>15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72.352" calcext:value-type="float">
            <text:p>72,352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490" calcext:value-type="float">
            <text:p>3490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83.178" calcext:value-type="float">
            <text:p>83,178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637" calcext:value-type="float">
            <text:p>3637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70.85" calcext:value-type="float">
            <text:p>70,85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697" calcext:value-type="float">
            <text:p>169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830" calcext:value-type="float">
            <text:p>4830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75.001" calcext:value-type="float">
            <text:p>75,001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366" calcext:value-type="float">
            <text:p>336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6873" calcext:value-type="float">
            <text:p>6873</text:p>
          </table:table-cell>
          <table:table-cell table:style-name="ce2" office:value-type="float" office:value="2932" calcext:value-type="float">
            <text:p>2932</text:p>
          </table:table-cell>
          <table:table-cell table:style-name="ce2" office:value-type="float" office:value="77.351" calcext:value-type="float">
            <text:p>77,351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82.061" calcext:value-type="float">
            <text:p>82,061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1.02" calcext:value-type="float">
            <text:p>81,02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002" calcext:value-type="float">
            <text:p>3002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76.421" calcext:value-type="float">
            <text:p>76,421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74.86" calcext:value-type="float">
            <text:p>74,86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47" calcext:value-type="float">
            <text:p>144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3537" calcext:value-type="float">
            <text:p>3537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77.39" calcext:value-type="float">
            <text:p>77,39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6.632" calcext:value-type="float">
            <text:p>66,632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3.445" calcext:value-type="float">
            <text:p>53,445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61.096" calcext:value-type="float">
            <text:p>61,096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76.829" calcext:value-type="float">
            <text:p>76,829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7.265" calcext:value-type="float">
            <text:p>67,265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689" calcext:value-type="float">
            <text:p>1689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75.947" calcext:value-type="float">
            <text:p>75,947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3915" calcext:value-type="float">
            <text:p>3915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8567" calcext:value-type="float">
            <text:p>8567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17428" calcext:value-type="float">
            <text:p>17428</text:p>
          </table:table-cell>
          <table:table-cell table:style-name="ce2" office:value-type="float" office:value="12242" calcext:value-type="float">
            <text:p>12242</text:p>
          </table:table-cell>
          <table:table-cell table:style-name="ce2" office:value-type="float" office:value="78.356" calcext:value-type="float">
            <text:p>78,356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8.066" calcext:value-type="float">
            <text:p>78,066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463" calcext:value-type="float">
            <text:p>6463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66.836" calcext:value-type="float">
            <text:p>66,836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82" calcext:value-type="float">
            <text:p>578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7.806" calcext:value-type="float">
            <text:p>37,806</text:p>
          </table:table-cell>
        </table:table-row>
        <table:table-row table:style-name="ro3">
          <table:table-cell/>
          <table:table-cell table:style-name="ce2" office:value-type="string" calcext:value-type="string">
            <text:p>AAIICC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3.333" calcext:value-type="float">
            <text:p>43,333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2.222" calcext:value-type="float">
            <text:p>72,222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4.444" calcext:value-type="float">
            <text:p>94,444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6105" calcext:value-type="float">
            <text:p>6105</text:p>
          </table:table-cell>
          <table:table-cell table:style-name="ce2" office:value-type="float" office:value="2989" calcext:value-type="float">
            <text:p>2989</text:p>
          </table:table-cell>
          <table:table-cell table:style-name="ce2" office:value-type="float" office:value="90.246" calcext:value-type="float">
            <text:p>90,246</text:p>
          </table:table-cell>
        </table:table-row>
        <table:table-row table:style-name="ro3">
          <table:table-cell/>
          <table:table-cell table:style-name="ce2" office:value-type="string" calcext:value-type="string">
            <text:p>CAPM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5.327" calcext:value-type="float">
            <text:p>65,327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5789" calcext:value-type="float">
            <text:p>5789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9970" calcext:value-type="float">
            <text:p>9970</text:p>
          </table:table-cell>
          <table:table-cell table:style-name="ce2" office:value-type="float" office:value="3101" calcext:value-type="float">
            <text:p>3101</text:p>
          </table:table-cell>
          <table:table-cell table:style-name="ce2" office:value-type="float" office:value="69.224" calcext:value-type="float">
            <text:p>69,224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8665" calcext:value-type="float">
            <text:p>866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2609" calcext:value-type="float">
            <text:p>2609</text:p>
          </table:table-cell>
          <table:table-cell table:style-name="ce2" office:value-type="float" office:value="94.301" calcext:value-type="float">
            <text:p>94,301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83.174" calcext:value-type="float">
            <text:p>83,174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857" calcext:value-type="float">
            <text:p>285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81.841" calcext:value-type="float">
            <text:p>81,841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3637" calcext:value-type="float">
            <text:p>3637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80.994" calcext:value-type="float">
            <text:p>80,994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4856" calcext:value-type="float">
            <text:p>4856</text:p>
          </table:table-cell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88.664" calcext:value-type="float">
            <text:p>88,664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434" calcext:value-type="float">
            <text:p>5434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6875" calcext:value-type="float">
            <text:p>6875</text:p>
          </table:table-cell>
          <table:table-cell table:style-name="ce2" office:value-type="float" office:value="3913" calcext:value-type="float">
            <text:p>3913</text:p>
          </table:table-cell>
          <table:table-cell table:style-name="ce2" office:value-type="float" office:value="92.687" calcext:value-type="float">
            <text:p>92,687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92.778" calcext:value-type="float">
            <text:p>92,778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5.259" calcext:value-type="float">
            <text:p>35,259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035" calcext:value-type="float">
            <text:p>3035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88.857" calcext:value-type="float">
            <text:p>88,857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87.352" calcext:value-type="float">
            <text:p>87,352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571" calcext:value-type="float">
            <text:p>2571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3538" calcext:value-type="float">
            <text:p>3538</text:p>
          </table:table-cell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91.214" calcext:value-type="float">
            <text:p>91,214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71.347" calcext:value-type="float">
            <text:p>71,347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3.756" calcext:value-type="float">
            <text:p>73,756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71.782" calcext:value-type="float">
            <text:p>71,782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62.556" calcext:value-type="float">
            <text:p>62,556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6.149" calcext:value-type="float">
            <text:p>66,149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83.863" calcext:value-type="float">
            <text:p>83,863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3915" calcext:value-type="float">
            <text:p>3915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353" calcext:value-type="float">
            <text:p>12353</text:p>
          </table:table-cell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18329" calcext:value-type="float">
            <text:p>18329</text:p>
          </table:table-cell>
          <table:table-cell table:style-name="ce2" office:value-type="float" office:value="13662" calcext:value-type="float">
            <text:p>13662</text:p>
          </table:table-cell>
          <table:table-cell table:style-name="ce2" office:value-type="float" office:value="83.819" calcext:value-type="float">
            <text:p>83,819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2.547" calcext:value-type="float">
            <text:p>92,547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397" calcext:value-type="float">
            <text:p>439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6524" calcext:value-type="float">
            <text:p>6524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84.181" calcext:value-type="float">
            <text:p>84,181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782" calcext:value-type="float">
            <text:p>578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58.355" calcext:value-type="float">
            <text:p>58,355</text:p>
          </table:table-cell>
        </table:table-row>
        <table:table-row table:style-name="ro3">
          <table:table-cell/>
          <table:table-cell table:style-name="ce2" office:value-type="string" calcext:value-type="string">
            <text:p>AAIICC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6.933" calcext:value-type="float">
            <text:p>56,933</text:p>
          </table:table-cell>
        </table:table-row>
        <table:table-row table:style-name="ro3">
          <table:table-cell/>
          <table:table-cell table:style-name="ce2" office:value-type="string" calcext:value-type="string">
            <text:p>CA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8.545" calcext:value-type="float">
            <text:p>98,545</text:p>
          </table:table-cell>
        </table:table-row>
        <table:table-row table:style-name="ro3">
          <table:table-cell/>
          <table:table-cell table:style-name="ce2" office:value-type="string" calcext:value-type="string">
            <text:p>CAAC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6.389" calcext:value-type="float">
            <text:p>96,389</text:p>
          </table:table-cell>
        </table:table-row>
        <table:table-row table:style-name="ro3">
          <table:table-cell/>
          <table:table-cell table:style-name="ce2" office:value-type="string" calcext:value-type="string">
            <text:p>CAP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5153" calcext:value-type="float">
            <text:p>5153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6105" calcext:value-type="float">
            <text:p>6105</text:p>
          </table:table-cell>
          <table:table-cell table:style-name="ce2" office:value-type="float" office:value="2989" calcext:value-type="float">
            <text:p>2989</text:p>
          </table:table-cell>
          <table:table-cell table:style-name="ce2" office:value-type="float" office:value="95.463" calcext:value-type="float">
            <text:p>95,463</text:p>
          </table:table-cell>
        </table:table-row>
        <table:table-row table:style-name="ro3">
          <table:table-cell/>
          <table:table-cell table:style-name="ce2" office:value-type="string" calcext:value-type="string">
            <text:p>CAPM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3">
          <table:table-cell/>
          <table:table-cell table:style-name="ce2" office:value-type="string" calcext:value-type="string">
            <text:p>CC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2" office:value-type="string" calcext:value-type="string">
            <text:p>CCD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.145" calcext:value-type="float">
            <text:p>76,145</text:p>
          </table:table-cell>
        </table:table-row>
        <table:table-row table:style-name="ro3">
          <table:table-cell/>
          <table:table-cell table:style-name="ce2" office:value-type="string" calcext:value-type="string">
            <text:p>CECD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6253" calcext:value-type="float">
            <text:p>6253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10151" calcext:value-type="float">
            <text:p>10151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76.646" calcext:value-type="float">
            <text:p>76,646</text:p>
          </table:table-cell>
        </table:table-row>
        <table:table-row table:style-name="ro3">
          <table:table-cell/>
          <table:table-cell table:style-name="ce2" office:value-type="string" calcext:value-type="string">
            <text:p>CEIC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9199" calcext:value-type="float">
            <text:p>9199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10298" calcext:value-type="float">
            <text:p>10298</text:p>
          </table:table-cell>
          <table:table-cell table:style-name="ce2" office:value-type="float" office:value="2679" calcext:value-type="float">
            <text:p>2679</text:p>
          </table:table-cell>
          <table:table-cell table:style-name="ce2" office:value-type="float" office:value="96.586" calcext:value-type="float">
            <text:p>96,586</text:p>
          </table:table-cell>
        </table:table-row>
        <table:table-row table:style-name="ro3">
          <table:table-cell/>
          <table:table-cell table:style-name="ce2" office:value-type="string" calcext:value-type="string">
            <text:p>CEM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91.347" calcext:value-type="float">
            <text:p>91,347</text:p>
          </table:table-cell>
        </table:table-row>
        <table:table-row table:style-name="ro3">
          <table:table-cell/>
          <table:table-cell table:style-name="ce2" office:value-type="string" calcext:value-type="string">
            <text:p>CFV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3131" calcext:value-type="float">
            <text:p>3131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float" office:value="87.998" calcext:value-type="float">
            <text:p>87,998</text:p>
          </table:table-cell>
        </table:table-row>
        <table:table-row table:style-name="ro3">
          <table:table-cell/>
          <table:table-cell table:style-name="ce2" office:value-type="string" calcext:value-type="string">
            <text:p>CGJ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3637" calcext:value-type="float">
            <text:p>3637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90.254" calcext:value-type="float">
            <text:p>90,254</text:p>
          </table:table-cell>
        </table:table-row>
        <table:table-row table:style-name="ro3">
          <table:table-cell/>
          <table:table-cell table:style-name="ce2" office:value-type="string" calcext:value-type="string">
            <text:p>CHA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4921" calcext:value-type="float">
            <text:p>4921</text:p>
          </table:table-cell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92.237" calcext:value-type="float">
            <text:p>92,237</text:p>
          </table:table-cell>
        </table:table-row>
        <table:table-row table:style-name="ro3">
          <table:table-cell/>
          <table:table-cell table:style-name="ce2" office:value-type="string" calcext:value-type="string">
            <text:p>CIB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6107" calcext:value-type="float">
            <text:p>6107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6876" calcext:value-type="float">
            <text:p>6876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96.633" calcext:value-type="float">
            <text:p>96,633</text:p>
          </table:table-cell>
        </table:table-row>
        <table:table-row table:style-name="ro3">
          <table:table-cell/>
          <table:table-cell table:style-name="ce2" office:value-type="string" calcext:value-type="string">
            <text:p>CJAP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99.59" calcext:value-type="float">
            <text:p>99,59</text:p>
          </table:table-cell>
        </table:table-row>
        <table:table-row table:style-name="ro3">
          <table:table-cell/>
          <table:table-cell table:style-name="ce2" office:value-type="string" calcext:value-type="string">
            <text:p>CJI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3.038" calcext:value-type="float">
            <text:p>53,038</text:p>
          </table:table-cell>
        </table:table-row>
        <table:table-row table:style-name="ro3">
          <table:table-cell/>
          <table:table-cell table:style-name="ce2" office:value-type="string" calcext:value-type="string">
            <text:p>CM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584" calcext:value-type="float">
            <text:p>2584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035" calcext:value-type="float">
            <text:p>3035</text:p>
          </table:table-cell>
          <table:table-cell table:style-name="ce2" office:value-type="float" office:value="1741" calcext:value-type="float">
            <text:p>1741</text:p>
          </table:table-cell>
          <table:table-cell table:style-name="ce2" office:value-type="float" office:value="95.272" calcext:value-type="float">
            <text:p>95,272</text:p>
          </table:table-cell>
        </table:table-row>
        <table:table-row table:style-name="ro3">
          <table:table-cell/>
          <table:table-cell table:style-name="ce2" office:value-type="string" calcext:value-type="string">
            <text:p>CPRE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94.827" calcext:value-type="float">
            <text:p>94,827</text:p>
          </table:table-cell>
        </table:table-row>
        <table:table-row table:style-name="ro3">
          <table:table-cell/>
          <table:table-cell table:style-name="ce2" office:value-type="string" calcext:value-type="string">
            <text:p>CSALUD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114" calcext:value-type="float">
            <text:p>3114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3538" calcext:value-type="float">
            <text:p>3538</text:p>
          </table:table-cell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96.844" calcext:value-type="float">
            <text:p>96,844</text:p>
          </table:table-cell>
        </table:table-row>
        <table:table-row table:style-name="ro3">
          <table:table-cell/>
          <table:table-cell table:style-name="ce2" office:value-type="string" calcext:value-type="string">
            <text:p>CTC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81.788" calcext:value-type="float">
            <text:p>81,788</text:p>
          </table:table-cell>
        </table:table-row>
        <table:table-row table:style-name="ro3">
          <table:table-cell/>
          <table:table-cell table:style-name="ce2" office:value-type="string" calcext:value-type="string">
            <text:p>IAA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3.776" calcext:value-type="float">
            <text:p>73,776</text:p>
          </table:table-cell>
        </table:table-row>
        <table:table-row table:style-name="ro3">
          <table:table-cell/>
          <table:table-cell table:style-name="ce2" office:value-type="string" calcext:value-type="string">
            <text:p>IAJ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82.376" calcext:value-type="float">
            <text:p>82,376</text:p>
          </table:table-cell>
        </table:table-row>
        <table:table-row table:style-name="ro3">
          <table:table-cell/>
          <table:table-cell table:style-name="ce2" office:value-type="string" calcext:value-type="string">
            <text:p>IAM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72.79" calcext:value-type="float">
            <text:p>72,79</text:p>
          </table:table-cell>
        </table:table-row>
        <table:table-row table:style-name="ro3">
          <table:table-cell/>
          <table:table-cell table:style-name="ce2" office:value-type="string" calcext:value-type="string">
            <text:p>IEC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7.711" calcext:value-type="float">
            <text:p>77,711</text:p>
          </table:table-cell>
        </table:table-row>
        <table:table-row table:style-name="ro3">
          <table:table-cell/>
          <table:table-cell table:style-name="ce2" office:value-type="string" calcext:value-type="string">
            <text:p>IFAPA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90.451" calcext:value-type="float">
            <text:p>90,451</text:p>
          </table:table-cell>
        </table:table-row>
        <table:table-row table:style-name="ro3">
          <table:table-cell/>
          <table:table-cell table:style-name="ce2" office:value-type="string" calcext:value-type="string">
            <text:p>JUST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1420" calcext:value-type="float">
            <text:p>142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float" office:value="3915" calcext:value-type="float">
            <text:p>3915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3505" calcext:value-type="float">
            <text:p>3505</text:p>
          </table:table-cell>
          <table:table-cell table:style-name="ce2" office:value-type="float" office:value="13416" calcext:value-type="float">
            <text:p>13416</text:p>
          </table:table-cell>
          <table:table-cell table:style-name="ce2" office:value-type="float" office:value="3401" calcext:value-type="float">
            <text:p>3401</text:p>
          </table:table-cell>
          <table:table-cell table:style-name="ce2" office:value-type="float" office:value="18334" calcext:value-type="float">
            <text:p>18334</text:p>
          </table:table-cell>
          <table:table-cell table:style-name="ce2" office:value-type="float" office:value="14062" calcext:value-type="float">
            <text:p>14062</text:p>
          </table:table-cell>
          <table:table-cell table:style-name="ce2" office:value-type="float" office:value="89.591" calcext:value-type="float">
            <text:p>89,591</text:p>
          </table:table-cell>
        </table:table-row>
        <table:table-row table:style-name="ro3">
          <table:table-cell/>
          <table:table-cell table:style-name="ce2" office:value-type="string" calcext:value-type="string">
            <text:p>PAG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5.991" calcext:value-type="float">
            <text:p>95,991</text:p>
          </table:table-cell>
        </table:table-row>
        <table:table-row table:style-name="ro3">
          <table:table-cell/>
          <table:table-cell table:style-name="ce2" office:value-type="string" calcext:value-type="string">
            <text:p>SA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873" calcext:value-type="float">
            <text:p>4873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6525" calcext:value-type="float">
            <text:p>6525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90.092" calcext:value-type="float">
            <text:p>90,092</text:p>
          </table:table-cell>
        </table:table-row>
        <table:table-row table:style-name="ro3">
          <table:table-cell/>
          <table:table-cell table:style-name="ce2" office:value-type="string" calcext:value-type="string">
            <text:p>SA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094" calcext:value-type="float">
            <text:p>209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56" calcext:value-type="float">
            <text:p>135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783" calcext:value-type="float">
            <text:p>578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70.956" calcext:value-type="float">
            <text:p>70,956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or U.O.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quipos</text:p>
          </table:table-cell>
          <table:table-cell table:style-name="ce1" office:value-type="string" calcext:value-type="string">
            <text:p>Averias</text:p>
          </table:table-cell>
          <table:table-cell/>
          <table:table-cell office:value-type="string" calcext:value-type="string">
            <text:p>Equipos</text:p>
          </table:table-cell>
          <table:table-cell office:value-type="string" calcext:value-type="string">
            <text:p>Averias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476" calcext:value-type="float">
            <text:p>17476</text:p>
          </table:table-cell>
          <table:table-cell table:style-name="ce2" office:value-type="float" office:value="3708" calcext:value-type="float">
            <text:p>3708</text:p>
          </table:table-cell>
          <table:table-cell/>
          <table:table-cell table:formula="of:=SUMIF([.$C$4:.$C$196];[.$C205];[.D$4:.D$196])" office:value-type="float" office:value="29827" calcext:value-type="float">
            <text:p>29827</text:p>
          </table:table-cell>
          <table:table-cell table:formula="of:=SUMIF([.$C$4:.$C$196];[.$C205];[.E$4:.E$196])" office:value-type="float" office:value="4728" calcext:value-type="float">
            <text:p>472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686" calcext:value-type="float">
            <text:p>4686</text:p>
          </table:table-cell>
          <table:table-cell table:style-name="ce2" office:value-type="float" office:value="113" calcext:value-type="float">
            <text:p>113</text:p>
          </table:table-cell>
          <table:table-cell/>
          <table:table-cell table:formula="of:=SUMIF([.$C$4:.$C$196];[.$C206];[.F$4:.F$196])" office:value-type="float" office:value="17387" calcext:value-type="float">
            <text:p>17387</text:p>
          </table:table-cell>
          <table:table-cell table:formula="of:=SUMIF([.$C$4:.$C$196];[.$C206];[.G$4:.G$196])" office:value-type="float" office:value="3847" calcext:value-type="float">
            <text:p>3847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060" calcext:value-type="float">
            <text:p>7060</text:p>
          </table:table-cell>
          <table:table-cell table:style-name="ce2" office:value-type="float" office:value="184" calcext:value-type="float">
            <text:p>184</text:p>
          </table:table-cell>
          <table:table-cell/>
          <table:table-cell table:formula="of:=SUMIF([.$C$4:.$C$196];[.$C207];[.H$4:.H$196])" office:value-type="float" office:value="4588" calcext:value-type="float">
            <text:p>4588</text:p>
          </table:table-cell>
          <table:table-cell table:formula="of:=SUMIF([.$C$4:.$C$196];[.$C207];[.I$4:.I$196])" office:value-type="float" office:value="671" calcext:value-type="float">
            <text:p>671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34" calcext:value-type="float">
            <text:p>634</text:p>
          </table:table-cell>
          <table:table-cell/>
          <table:table-cell table:formula="of:=SUMIF([.$C$4:.$C$196];[.$C208];[.J$4:.J$196])" office:value-type="float" office:value="0" calcext:value-type="float">
            <text:p>0</text:p>
          </table:table-cell>
          <table:table-cell table:formula="of:=SUMIF([.$C$4:.$C$196];[.$C208];[.K$4:.K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358" calcext:value-type="float">
            <text:p>358</text:p>
          </table:table-cell>
          <table:table-cell/>
          <table:table-cell table:formula="of:=SUMIF([.$C$4:.$C$196];[.$C209];[.L$4:.L$196])" office:value-type="float" office:value="0" calcext:value-type="float">
            <text:p>0</text:p>
          </table:table-cell>
          <table:table-cell table:formula="of:=SUMIF([.$C$4:.$C$196];[.$C209];[.M$4:.M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formula="of:=SUMIF([.$C$4:.$C$196];[.$C210];[.N$4:.N$196])" office:value-type="float" office:value="0" calcext:value-type="float">
            <text:p>0</text:p>
          </table:table-cell>
          <table:table-cell table:formula="of:=SUMIF([.$C$4:.$C$196];[.$C210];[.O$4:.O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0037" calcext:value-type="float">
            <text:p>30037</text:p>
          </table:table-cell>
          <table:table-cell table:style-name="ce2" office:value-type="float" office:value="1702" calcext:value-type="float">
            <text:p>1702</text:p>
          </table:table-cell>
          <table:table-cell/>
          <table:table-cell table:formula="of:=SUMIF([.$C$4:.$C$196];[.$C211];[.D$4:.D$196])" office:value-type="float" office:value="7946" calcext:value-type="float">
            <text:p>7946</text:p>
          </table:table-cell>
          <table:table-cell table:formula="of:=SUMIF([.$C$4:.$C$196];[.$C211];[.E$4:.E$196])" office:value-type="float" office:value="5258" calcext:value-type="float">
            <text:p>525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314" calcext:value-type="float">
            <text:p>17314</text:p>
          </table:table-cell>
          <table:table-cell table:style-name="ce2" office:value-type="float" office:value="6073" calcext:value-type="float">
            <text:p>6073</text:p>
          </table:table-cell>
          <table:table-cell/>
          <table:table-cell table:formula="of:=SUMIF([.$C$4:.$C$196];[.$C212];[.F$4:.F$196])" office:value-type="float" office:value="29827" calcext:value-type="float">
            <text:p>29827</text:p>
          </table:table-cell>
          <table:table-cell table:formula="of:=SUMIF([.$C$4:.$C$196];[.$C212];[.G$4:.G$196])" office:value-type="float" office:value="4728" calcext:value-type="float">
            <text:p>472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876" calcext:value-type="float">
            <text:p>4876</text:p>
          </table:table-cell>
          <table:table-cell table:style-name="ce2" office:value-type="float" office:value="331" calcext:value-type="float">
            <text:p>331</text:p>
          </table:table-cell>
          <table:table-cell/>
          <table:table-cell table:formula="of:=SUMIF([.$C$4:.$C$196];[.$C213];[.H$4:.H$196])" office:value-type="float" office:value="17387" calcext:value-type="float">
            <text:p>17387</text:p>
          </table:table-cell>
          <table:table-cell table:formula="of:=SUMIF([.$C$4:.$C$196];[.$C213];[.I$4:.I$196])" office:value-type="float" office:value="3847" calcext:value-type="float">
            <text:p>3847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059" calcext:value-type="float">
            <text:p>7059</text:p>
          </table:table-cell>
          <table:table-cell table:style-name="ce2" office:value-type="float" office:value="564" calcext:value-type="float">
            <text:p>564</text:p>
          </table:table-cell>
          <table:table-cell/>
          <table:table-cell table:formula="of:=SUMIF([.$C$4:.$C$196];[.$C214];[.J$4:.J$196])" office:value-type="float" office:value="4588" calcext:value-type="float">
            <text:p>4588</text:p>
          </table:table-cell>
          <table:table-cell table:formula="of:=SUMIF([.$C$4:.$C$196];[.$C214];[.K$4:.K$196])" office:value-type="float" office:value="671" calcext:value-type="float">
            <text:p>671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774" calcext:value-type="float">
            <text:p>1774</text:p>
          </table:table-cell>
          <table:table-cell/>
          <table:table-cell table:formula="of:=SUMIF([.$C$4:.$C$196];[.$C215];[.L$4:.L$196])" office:value-type="float" office:value="0" calcext:value-type="float">
            <text:p>0</text:p>
          </table:table-cell>
          <table:table-cell table:formula="of:=SUMIF([.$C$4:.$C$196];[.$C215];[.M$4:.M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028" calcext:value-type="float">
            <text:p>1028</text:p>
          </table:table-cell>
          <table:table-cell/>
          <table:table-cell table:formula="of:=SUMIF([.$C$4:.$C$196];[.$C216];[.N$4:.N$196])" office:value-type="float" office:value="0" calcext:value-type="float">
            <text:p>0</text:p>
          </table:table-cell>
          <table:table-cell table:formula="of:=SUMIF([.$C$4:.$C$196];[.$C216];[.O$4:.O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045" calcext:value-type="float">
            <text:p>8045</text:p>
          </table:table-cell>
          <table:table-cell table:style-name="ce2" office:value-type="float" office:value="1135" calcext:value-type="float">
            <text:p>1135</text:p>
          </table:table-cell>
          <table:table-cell/>
          <table:table-cell table:formula="of:=SUMIF([.$C$4:.$C$196];[.$C217];[.D$4:.D$196])" office:value-type="float" office:value="9215" calcext:value-type="float">
            <text:p>9215</text:p>
          </table:table-cell>
          <table:table-cell table:formula="of:=SUMIF([.$C$4:.$C$196];[.$C217];[.E$4:.E$196])" office:value-type="float" office:value="8688" calcext:value-type="float">
            <text:p>868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0037" calcext:value-type="float">
            <text:p>30037</text:p>
          </table:table-cell>
          <table:table-cell table:style-name="ce2" office:value-type="float" office:value="2491" calcext:value-type="float">
            <text:p>2491</text:p>
          </table:table-cell>
          <table:table-cell/>
          <table:table-cell table:formula="of:=SUMIF([.$C$4:.$C$196];[.$C218];[.F$4:.F$196])" office:value-type="float" office:value="7946" calcext:value-type="float">
            <text:p>7946</text:p>
          </table:table-cell>
          <table:table-cell table:formula="of:=SUMIF([.$C$4:.$C$196];[.$C218];[.G$4:.G$196])" office:value-type="float" office:value="5258" calcext:value-type="float">
            <text:p>525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314" calcext:value-type="float">
            <text:p>17314</text:p>
          </table:table-cell>
          <table:table-cell table:style-name="ce2" office:value-type="float" office:value="8270" calcext:value-type="float">
            <text:p>8270</text:p>
          </table:table-cell>
          <table:table-cell/>
          <table:table-cell table:formula="of:=SUMIF([.$C$4:.$C$196];[.$C219];[.H$4:.H$196])" office:value-type="float" office:value="29827" calcext:value-type="float">
            <text:p>29827</text:p>
          </table:table-cell>
          <table:table-cell table:formula="of:=SUMIF([.$C$4:.$C$196];[.$C219];[.I$4:.I$196])" office:value-type="float" office:value="4728" calcext:value-type="float">
            <text:p>472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876" calcext:value-type="float">
            <text:p>4876</text:p>
          </table:table-cell>
          <table:table-cell table:style-name="ce2" office:value-type="float" office:value="816" calcext:value-type="float">
            <text:p>816</text:p>
          </table:table-cell>
          <table:table-cell/>
          <table:table-cell table:formula="of:=SUMIF([.$C$4:.$C$196];[.$C220];[.J$4:.J$196])" office:value-type="float" office:value="17387" calcext:value-type="float">
            <text:p>17387</text:p>
          </table:table-cell>
          <table:table-cell table:formula="of:=SUMIF([.$C$4:.$C$196];[.$C220];[.K$4:.K$196])" office:value-type="float" office:value="3847" calcext:value-type="float">
            <text:p>3847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059" calcext:value-type="float">
            <text:p>7059</text:p>
          </table:table-cell>
          <table:table-cell table:style-name="ce2" office:value-type="float" office:value="1513" calcext:value-type="float">
            <text:p>1513</text:p>
          </table:table-cell>
          <table:table-cell/>
          <table:table-cell table:formula="of:=SUMIF([.$C$4:.$C$196];[.$C221];[.L$4:.L$196])" office:value-type="float" office:value="4588" calcext:value-type="float">
            <text:p>4588</text:p>
          </table:table-cell>
          <table:table-cell table:formula="of:=SUMIF([.$C$4:.$C$196];[.$C221];[.M$4:.M$196])" office:value-type="float" office:value="671" calcext:value-type="float">
            <text:p>671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91" calcext:value-type="float">
            <text:p>3991</text:p>
          </table:table-cell>
          <table:table-cell/>
          <table:table-cell table:formula="of:=SUMIF([.$C$4:.$C$196];[.$C222];[.N$4:.N$196])" office:value-type="float" office:value="0" calcext:value-type="float">
            <text:p>0</text:p>
          </table:table-cell>
          <table:table-cell table:formula="of:=SUMIF([.$C$4:.$C$196];[.$C222];[.O$4:.O$19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230" calcext:value-type="float">
            <text:p>9230</text:p>
          </table:table-cell>
          <table:table-cell table:style-name="ce2" office:value-type="float" office:value="338" calcext:value-type="float">
            <text:p>338</text:p>
          </table:table-cell>
          <table:table-cell/>
          <table:table-cell table:formula="of:=SUMIF([.$C$4:.$C$196];[.$C223];[.D$4:.D$196])" office:value-type="float" office:value="6643" calcext:value-type="float">
            <text:p>6643</text:p>
          </table:table-cell>
          <table:table-cell table:formula="of:=SUMIF([.$C$4:.$C$196];[.$C223];[.E$4:.E$196])" office:value-type="float" office:value="8256" calcext:value-type="float">
            <text:p>825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045" calcext:value-type="float">
            <text:p>8045</text:p>
          </table:table-cell>
          <table:table-cell table:style-name="ce2" office:value-type="float" office:value="1829" calcext:value-type="float">
            <text:p>1829</text:p>
          </table:table-cell>
          <table:table-cell/>
          <table:table-cell table:formula="of:=SUMIF([.$C$4:.$C$196];[.$C224];[.F$4:.F$196])" office:value-type="float" office:value="9215" calcext:value-type="float">
            <text:p>9215</text:p>
          </table:table-cell>
          <table:table-cell table:formula="of:=SUMIF([.$C$4:.$C$196];[.$C224];[.G$4:.G$196])" office:value-type="float" office:value="8688" calcext:value-type="float">
            <text:p>868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0037" calcext:value-type="float">
            <text:p>30037</text:p>
          </table:table-cell>
          <table:table-cell table:style-name="ce2" office:value-type="float" office:value="4009" calcext:value-type="float">
            <text:p>4009</text:p>
          </table:table-cell>
          <table:table-cell/>
          <table:table-cell table:formula="of:=SUMIF([.$C$4:.$C$196];[.$C225];[.H$4:.H$196])" office:value-type="float" office:value="7946" calcext:value-type="float">
            <text:p>7946</text:p>
          </table:table-cell>
          <table:table-cell table:formula="of:=SUMIF([.$C$4:.$C$196];[.$C225];[.I$4:.I$196])" office:value-type="float" office:value="5258" calcext:value-type="float">
            <text:p>525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314" calcext:value-type="float">
            <text:p>17314</text:p>
          </table:table-cell>
          <table:table-cell table:style-name="ce2" office:value-type="float" office:value="10487" calcext:value-type="float">
            <text:p>10487</text:p>
          </table:table-cell>
          <table:table-cell/>
          <table:table-cell table:formula="of:=SUMIF([.$C$4:.$C$196];[.$C226];[.J$4:.J$196])" office:value-type="float" office:value="29827" calcext:value-type="float">
            <text:p>29827</text:p>
          </table:table-cell>
          <table:table-cell table:formula="of:=SUMIF([.$C$4:.$C$196];[.$C226];[.K$4:.K$196])" office:value-type="float" office:value="4728" calcext:value-type="float">
            <text:p>472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876" calcext:value-type="float">
            <text:p>4876</text:p>
          </table:table-cell>
          <table:table-cell table:style-name="ce2" office:value-type="float" office:value="2251" calcext:value-type="float">
            <text:p>2251</text:p>
          </table:table-cell>
          <table:table-cell/>
          <table:table-cell table:formula="of:=SUMIF([.$C$4:.$C$196];[.$C227];[.L$4:.L$196])" office:value-type="float" office:value="17387" calcext:value-type="float">
            <text:p>17387</text:p>
          </table:table-cell>
          <table:table-cell table:formula="of:=SUMIF([.$C$4:.$C$196];[.$C227];[.M$4:.M$196])" office:value-type="float" office:value="3847" calcext:value-type="float">
            <text:p>3847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444" calcext:value-type="float">
            <text:p>7444</text:p>
          </table:table-cell>
          <table:table-cell table:style-name="ce2" office:value-type="float" office:value="9726" calcext:value-type="float">
            <text:p>9726</text:p>
          </table:table-cell>
          <table:table-cell/>
          <table:table-cell table:formula="of:=SUMIF([.$C$4:.$C$196];[.$C228];[.N$4:.N$196])" office:value-type="float" office:value="12001" calcext:value-type="float">
            <text:p>12001</text:p>
          </table:table-cell>
          <table:table-cell table:formula="of:=SUMIF([.$C$4:.$C$196];[.$C228];[.O$4:.O$196])" office:value-type="float" office:value="671" calcext:value-type="float">
            <text:p>671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147" calcext:value-type="float">
            <text:p>147</text:p>
          </table:table-cell>
          <table:table-cell/>
          <table:table-cell table:formula="of:=SUMIF([.$C$4:.$C$196];[.$C229];[.D$4:.D$196])" office:value-type="float" office:value="2280" calcext:value-type="float">
            <text:p>2280</text:p>
          </table:table-cell>
          <table:table-cell table:formula="of:=SUMIF([.$C$4:.$C$196];[.$C229];[.E$4:.E$196])" office:value-type="float" office:value="5163" calcext:value-type="float">
            <text:p>5163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230" calcext:value-type="float">
            <text:p>9230</text:p>
          </table:table-cell>
          <table:table-cell table:style-name="ce2" office:value-type="float" office:value="317" calcext:value-type="float">
            <text:p>317</text:p>
          </table:table-cell>
          <table:table-cell/>
          <table:table-cell table:formula="of:=SUMIF([.$C$4:.$C$196];[.$C230];[.F$4:.F$196])" office:value-type="float" office:value="6643" calcext:value-type="float">
            <text:p>6643</text:p>
          </table:table-cell>
          <table:table-cell table:formula="of:=SUMIF([.$C$4:.$C$196];[.$C230];[.G$4:.G$196])" office:value-type="float" office:value="8256" calcext:value-type="float">
            <text:p>825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045" calcext:value-type="float">
            <text:p>8045</text:p>
          </table:table-cell>
          <table:table-cell table:style-name="ce2" office:value-type="float" office:value="2443" calcext:value-type="float">
            <text:p>2443</text:p>
          </table:table-cell>
          <table:table-cell/>
          <table:table-cell table:formula="of:=SUMIF([.$C$4:.$C$196];[.$C231];[.H$4:.H$196])" office:value-type="float" office:value="9214" calcext:value-type="float">
            <text:p>9214</text:p>
          </table:table-cell>
          <table:table-cell table:formula="of:=SUMIF([.$C$4:.$C$196];[.$C231];[.I$4:.I$196])" office:value-type="float" office:value="8688" calcext:value-type="float">
            <text:p>868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0037" calcext:value-type="float">
            <text:p>30037</text:p>
          </table:table-cell>
          <table:table-cell table:style-name="ce2" office:value-type="float" office:value="5174" calcext:value-type="float">
            <text:p>5174</text:p>
          </table:table-cell>
          <table:table-cell/>
          <table:table-cell table:formula="of:=SUMIF([.$C$4:.$C$196];[.$C232];[.J$4:.J$196])" office:value-type="float" office:value="7947" calcext:value-type="float">
            <text:p>7947</text:p>
          </table:table-cell>
          <table:table-cell table:formula="of:=SUMIF([.$C$4:.$C$196];[.$C232];[.K$4:.K$196])" office:value-type="float" office:value="5258" calcext:value-type="float">
            <text:p>525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314" calcext:value-type="float">
            <text:p>17314</text:p>
          </table:table-cell>
          <table:table-cell table:style-name="ce2" office:value-type="float" office:value="12653" calcext:value-type="float">
            <text:p>12653</text:p>
          </table:table-cell>
          <table:table-cell/>
          <table:table-cell table:formula="of:=SUMIF([.$C$4:.$C$196];[.$C233];[.L$4:.L$196])" office:value-type="float" office:value="29799" calcext:value-type="float">
            <text:p>29799</text:p>
          </table:table-cell>
          <table:table-cell table:formula="of:=SUMIF([.$C$4:.$C$196];[.$C233];[.M$4:.M$196])" office:value-type="float" office:value="4726" calcext:value-type="float">
            <text:p>472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320" calcext:value-type="float">
            <text:p>12320</text:p>
          </table:table-cell>
          <table:table-cell table:style-name="ce2" office:value-type="float" office:value="17403" calcext:value-type="float">
            <text:p>17403</text:p>
          </table:table-cell>
          <table:table-cell/>
          <table:table-cell table:formula="of:=SUMIF([.$C$4:.$C$196];[.$C234];[.N$4:.N$196])" office:value-type="float" office:value="29498" calcext:value-type="float">
            <text:p>29498</text:p>
          </table:table-cell>
          <table:table-cell table:formula="of:=SUMIF([.$C$4:.$C$196];[.$C234];[.O$4:.O$196])" office:value-type="float" office:value="4542" calcext:value-type="float">
            <text:p>4542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45" calcext:value-type="float">
            <text:p>2445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formula="of:=SUMIF([.$C$4:.$C$196];[.$C235];[.D$4:.D$196])" office:value-type="float" office:value="4778" calcext:value-type="float">
            <text:p>4778</text:p>
          </table:table-cell>
          <table:table-cell table:formula="of:=SUMIF([.$C$4:.$C$196];[.$C235];[.E$4:.E$196])" office:value-type="float" office:value="4973" calcext:value-type="float">
            <text:p>4973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146" calcext:value-type="float">
            <text:p>146</text:p>
          </table:table-cell>
          <table:table-cell/>
          <table:table-cell table:formula="of:=SUMIF([.$C$4:.$C$196];[.$C236];[.F$4:.F$196])" office:value-type="float" office:value="2280" calcext:value-type="float">
            <text:p>2280</text:p>
          </table:table-cell>
          <table:table-cell table:formula="of:=SUMIF([.$C$4:.$C$196];[.$C236];[.G$4:.G$196])" office:value-type="float" office:value="5163" calcext:value-type="float">
            <text:p>5163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230" calcext:value-type="float">
            <text:p>9230</text:p>
          </table:table-cell>
          <table:table-cell table:style-name="ce2" office:value-type="float" office:value="375" calcext:value-type="float">
            <text:p>375</text:p>
          </table:table-cell>
          <table:table-cell/>
          <table:table-cell table:formula="of:=SUMIF([.$C$4:.$C$196];[.$C237];[.H$4:.H$196])" office:value-type="float" office:value="6643" calcext:value-type="float">
            <text:p>6643</text:p>
          </table:table-cell>
          <table:table-cell table:formula="of:=SUMIF([.$C$4:.$C$196];[.$C237];[.I$4:.I$196])" office:value-type="float" office:value="8256" calcext:value-type="float">
            <text:p>825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045" calcext:value-type="float">
            <text:p>8045</text:p>
          </table:table-cell>
          <table:table-cell table:style-name="ce2" office:value-type="float" office:value="2976" calcext:value-type="float">
            <text:p>2976</text:p>
          </table:table-cell>
          <table:table-cell/>
          <table:table-cell table:formula="of:=SUMIF([.$C$4:.$C$196];[.$C238];[.J$4:.J$196])" office:value-type="float" office:value="9214" calcext:value-type="float">
            <text:p>9214</text:p>
          </table:table-cell>
          <table:table-cell table:formula="of:=SUMIF([.$C$4:.$C$196];[.$C238];[.K$4:.K$196])" office:value-type="float" office:value="8688" calcext:value-type="float">
            <text:p>868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0003" calcext:value-type="float">
            <text:p>30003</text:p>
          </table:table-cell>
          <table:table-cell table:style-name="ce2" office:value-type="float" office:value="7199" calcext:value-type="float">
            <text:p>7199</text:p>
          </table:table-cell>
          <table:table-cell/>
          <table:table-cell table:formula="of:=SUMIF([.$C$4:.$C$196];[.$C239];[.L$4:.L$196])" office:value-type="float" office:value="7947" calcext:value-type="float">
            <text:p>7947</text:p>
          </table:table-cell>
          <table:table-cell table:formula="of:=SUMIF([.$C$4:.$C$196];[.$C239];[.M$4:.M$196])" office:value-type="float" office:value="5258" calcext:value-type="float">
            <text:p>525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9668" calcext:value-type="float">
            <text:p>29668</text:p>
          </table:table-cell>
          <table:table-cell table:style-name="ce2" office:value-type="float" office:value="32489" calcext:value-type="float">
            <text:p>32489</text:p>
          </table:table-cell>
          <table:table-cell/>
          <table:table-cell table:formula="of:=SUMIF([.$C$4:.$C$196];[.$C240];[.N$4:.N$196])" office:value-type="float" office:value="59337" calcext:value-type="float">
            <text:p>59337</text:p>
          </table:table-cell>
          <table:table-cell table:formula="of:=SUMIF([.$C$4:.$C$196];[.$C240];[.O$4:.O$196])" office:value-type="float" office:value="9268" calcext:value-type="float">
            <text:p>926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634" calcext:value-type="float">
            <text:p>5634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formula="of:=SUMIF([.$C$4:.$C$196];[.$C241];[.D$4:.D$196])" office:value-type="float" office:value="337" calcext:value-type="float">
            <text:p>337</text:p>
          </table:table-cell>
          <table:table-cell table:formula="of:=SUMIF([.$C$4:.$C$196];[.$C241];[.E$4:.E$196])" office:value-type="float" office:value="696" calcext:value-type="float">
            <text:p>69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45" calcext:value-type="float">
            <text:p>2445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table:formula="of:=SUMIF([.$C$4:.$C$196];[.$C242];[.F$4:.F$196])" office:value-type="float" office:value="4778" calcext:value-type="float">
            <text:p>4778</text:p>
          </table:table-cell>
          <table:table-cell table:formula="of:=SUMIF([.$C$4:.$C$196];[.$C242];[.G$4:.G$196])" office:value-type="float" office:value="4973" calcext:value-type="float">
            <text:p>4973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199" calcext:value-type="float">
            <text:p>199</text:p>
          </table:table-cell>
          <table:table-cell/>
          <table:table-cell table:formula="of:=SUMIF([.$C$4:.$C$196];[.$C243];[.H$4:.H$196])" office:value-type="float" office:value="2280" calcext:value-type="float">
            <text:p>2280</text:p>
          </table:table-cell>
          <table:table-cell table:formula="of:=SUMIF([.$C$4:.$C$196];[.$C243];[.I$4:.I$196])" office:value-type="float" office:value="5163" calcext:value-type="float">
            <text:p>5163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230" calcext:value-type="float">
            <text:p>9230</text:p>
          </table:table-cell>
          <table:table-cell table:style-name="ce2" office:value-type="float" office:value="808" calcext:value-type="float">
            <text:p>808</text:p>
          </table:table-cell>
          <table:table-cell/>
          <table:table-cell table:formula="of:=SUMIF([.$C$4:.$C$196];[.$C244];[.J$4:.J$196])" office:value-type="float" office:value="6643" calcext:value-type="float">
            <text:p>6643</text:p>
          </table:table-cell>
          <table:table-cell table:formula="of:=SUMIF([.$C$4:.$C$196];[.$C244];[.K$4:.K$196])" office:value-type="float" office:value="8256" calcext:value-type="float">
            <text:p>8256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045" calcext:value-type="float">
            <text:p>8045</text:p>
          </table:table-cell>
          <table:table-cell table:style-name="ce2" office:value-type="float" office:value="3705" calcext:value-type="float">
            <text:p>3705</text:p>
          </table:table-cell>
          <table:table-cell/>
          <table:table-cell table:formula="of:=SUMIF([.$C$4:.$C$196];[.$C245];[.L$4:.L$196])" office:value-type="float" office:value="9214" calcext:value-type="float">
            <text:p>9214</text:p>
          </table:table-cell>
          <table:table-cell table:formula="of:=SUMIF([.$C$4:.$C$196];[.$C245];[.M$4:.M$196])" office:value-type="float" office:value="8688" calcext:value-type="float">
            <text:p>8688</text:p>
          </table:table-cell>
          <table:table-cell table:number-columns-repeated="10"/>
        </table:table-row>
        <table:table-row table:style-name="ro3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9671" calcext:value-type="float">
            <text:p>59671</text:p>
          </table:table-cell>
          <table:table-cell table:style-name="ce2" office:value-type="float" office:value="42116" calcext:value-type="float">
            <text:p>42116</text:p>
          </table:table-cell>
          <table:table-cell/>
          <table:table-cell table:formula="of:=SUMIF([.$C$4:.$C$196];[.$C246];[.N$4:.N$196])" office:value-type="float" office:value="67384" calcext:value-type="float">
            <text:p>67384</text:p>
          </table:table-cell>
          <table:table-cell table:formula="of:=SUMIF([.$C$4:.$C$196];[.$C246];[.O$4:.O$196])" office:value-type="float" office:value="14536" calcext:value-type="float">
            <text:p>14536</text:p>
          </table:table-cell>
          <table:table-cell table:number-columns-repeated="10"/>
        </table:table-row>
        <table:table-row table:style-name="ro1" table:number-rows-repeated="104832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2T08:19:41.045995959</meta:creation-date>
    <dc:date>2014-05-22T08:42:16.715243460</dc:date>
    <dc:creator>laura </dc:creator>
    <meta:editing-duration>PT7M5S</meta:editing-duration>
    <meta:editing-cycles>1</meta:editing-cycles>
    <meta:document-statistic meta:table-count="1" meta:cell-count="3557" meta:object-count="0"/>
    <meta:generator>LibreOffice/4.1.3.2$Linux_x86 LibreOffice_project/70feb7d99726f064edab4605a8ab840c50ec57a</meta:generator>
  </office:meta>
</office:document-meta>
</file>